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3.3772in"/>
    </style:style>
    <style:style style:name="co3" style:family="table-column">
      <style:table-column-properties fo:break-before="auto" style:column-width="3.2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6008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3pt" style:font-size-asian="13pt" style:font-size-complex="13pt"/>
    </style:style>
    <style:style style:name="ce4" style:family="table-cell" style:parent-style-name="Default" style:data-style-name="N1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As A/An</text:p>
          </table:table-cell>
          <table:table-cell table:style-name="ce1" office:value-type="string">
            <text:p>I can do this</text:p>
          </table:table-cell>
          <table:table-cell table:style-name="ce4" office:value-type="string">
            <text:p>I can get this</text:p>
          </table:table-cell>
        </table:table-row>
        <table:table-row table:style-name="ro2">
          <table:table-cell office:value-type="string">
            <text:p>As a user</text:p>
          </table:table-cell>
          <table:table-cell table:style-name="ce2" office:value-type="string">
            <text:p>I can register in the app.</text:p>
          </table:table-cell>
          <table:table-cell office:value-type="string">
            <text:p>It shows some information to fill and user can login in the system.</text:p>
          </table:table-cell>
        </table:table-row>
        <table:table-row table:style-name="ro3">
          <table:table-cell office:value-type="string">
            <text:p>As a user</text:p>
          </table:table-cell>
          <table:table-cell office:value-type="string">
            <text:p>If i can search for the painting. If not found </text:p>
          </table:table-cell>
          <table:table-cell office:value-type="string">
            <text:p>I can make a request to the seller,so that user can communicate with seller.</text:p>
          </table:table-cell>
        </table:table-row>
        <table:table-row table:style-name="ro1">
          <table:table-cell office:value-type="string">
            <text:p>As a user</text:p>
          </table:table-cell>
          <table:table-cell office:value-type="string">
            <text:p>If I add the product to the cart which I like most.</text:p>
          </table:table-cell>
          <table:table-cell office:value-type="string">
            <text:p>I can get the option of payment and click on it.</text:p>
          </table:table-cell>
        </table:table-row>
        <table:table-row table:style-name="ro4">
          <table:table-cell office:value-type="string">
            <text:p>As a user </text:p>
          </table:table-cell>
          <table:table-cell table:style-name="ce2" office:value-type="string">
            <text:p>To buy a product click on payment.</text:p>
          </table:table-cell>
          <table:table-cell office:value-type="string">
            <text:p><text:span text:style-name="T1">Payment gives you 2 option like cash </text:span><text:span text:style-name="T1">on delivery/online payment.</text:span></text:p>
          </table:table-cell>
        </table:table-row>
        <table:table-row table:style-name="ro5">
          <table:table-cell office:value-type="string">
            <text:p>As a user</text:p>
          </table:table-cell>
          <table:table-cell table:style-name="ce2" office:value-type="string">
            <text:p>If I can pay the amount for the painting.</text:p>
          </table:table-cell>
          <table:table-cell office:value-type="string">
            <text:p>I can get the conformation code from the seller.</text:p>
          </table:table-cell>
        </table:table-row>
        <table:table-row table:style-name="ro6">
          <table:table-cell office:value-type="string">
            <text:p>As a user</text:p>
          </table:table-cell>
          <table:table-cell table:style-name="ce2" office:value-type="string">
            <text:p>I need the best certified artists.</text:p>
          </table:table-cell>
          <table:table-cell office:value-type="string">
            <text:p>So that user can get best paintings as well as no rectifications of the painting.</text:p>
          </table:table-cell>
        </table:table-row>
        <table:table-row table:style-name="ro1">
          <table:table-cell office:value-type="string">
            <text:p>As a user</text:p>
          </table:table-cell>
          <table:table-cell office:value-type="string">
            <text:p>I can search for the crafts of e-waste material.</text:p>
          </table:table-cell>
          <table:table-cell office:value-type="string">
            <text:p>I can get the electronic based crafts which are made by nuts and bolts.</text:p>
          </table:table-cell>
        </table:table-row>
        <table:table-row table:style-name="ro6">
          <table:table-cell office:value-type="string">
            <text:p>As a user</text:p>
          </table:table-cell>
          <table:table-cell office:value-type="string">
            <text:p>I can search for the crafts of waste material.</text:p>
          </table:table-cell>
          <table:table-cell office:value-type="string">
            <text:p>I can get the different types of crafts which are made by papers,plastic etc.,</text:p>
          </table:table-cell>
        </table:table-row>
        <table:table-row table:style-name="ro1">
          <table:table-cell office:value-type="string">
            <text:p>As a user</text:p>
          </table:table-cell>
          <table:table-cell office:value-type="string">
            <text:p>I can search for the crafts how they are described.</text:p>
          </table:table-cell>
          <table:table-cell office:value-type="string">
            <text:p>So that User can learn how to the crafts on their own.</text:p>
          </table:table-cell>
        </table:table-row>
        <table:table-row table:style-name="ro4">
          <table:table-cell office:value-type="string">
            <text:p>As a seller</text:p>
          </table:table-cell>
          <table:table-cell office:value-type="string">
            <text:p>I can make the paintings in different ways.</text:p>
          </table:table-cell>
          <table:table-cell office:value-type="string">
            <text:p>I can get the profit and it makes to get more practice.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3:30:08</meta:creation-date>
    <dc:date>2015-09-26T04:40:43</dc:date>
    <meta:editing-duration>PT9M4S</meta:editing-duration>
    <meta:editing-cycles>1</meta:editing-cycles>
    <meta:generator>LibreOffice/3.5$Linux_x86 LibreOffice_project/350m1$Build-2</meta:generator>
    <meta:document-statistic meta:table-count="3" meta:cell-count="33" meta:object-count="0"/>
  </office:meta>
</office:document-meta>
</file>